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1cm"/>
    </style:style>
    <style:style style:name="co2" style:family="table-column">
      <style:table-column-properties fo:break-before="auto" style:column-width="2.93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715cm"/>
    </style:style>
    <style:style style:name="co5" style:family="table-column">
      <style:table-column-properties fo:break-before="auto" style:column-width="3.009cm"/>
    </style:style>
    <style:style style:name="co6" style:family="table-column">
      <style:table-column-properties fo:break-before="auto" style:column-width="2.526cm"/>
    </style:style>
    <style:style style:name="co7" style:family="table-column">
      <style:table-column-properties fo:break-before="auto" style:column-width="2.36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3.043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d9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6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fo:background-color="#d6dce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3" table:default-cell-style-name="Default"/>
        <table:table-column table:style-name="co1" table:default-cell-style-name="Default"/>
        <table:table-column table:style-name="co7" table:number-columns-repeated="14" table:default-cell-style-name="Default"/>
        <table:table-column table:style-name="co4" table:number-columns-repeated="38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Datos Medidos</text:p>
          </table:table-cell>
          <table:covered-table-cell table:number-columns-repeated="3" table:style-name="ce10"/>
          <table:table-cell table:style-name="ce13"/>
          <table:table-cell table:number-columns-repeated="58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Potencia medida en dBm</text:p>
          </table:table-cell>
          <table:covered-table-cell table:number-columns-repeated="3" table:style-name="ce10"/>
          <table:table-cell table:style-name="ce14"/>
          <table:table-cell table:style-name="ce15" table:number-columns-repeated="5"/>
          <table:table-cell table:style-name="ce21"/>
          <table:table-cell table:style-name="ce15" table:number-columns-repeated="5"/>
          <table:table-cell table:number-columns-repeated="47"/>
        </table:table-row>
        <table:table-row table:style-name="ro1">
          <table:table-cell table:style-name="ce1" office:value-type="string" calcext:value-type="string">
            <text:p>GT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14"/>
          <table:table-cell table:style-name="ce16" office:value-type="string" calcext:value-type="string" table:number-columns-spanned="5" table:number-rows-spanned="1">
            <text:p>atenuacion Cable dB/136 ft</text:p>
          </table:table-cell>
          <table:covered-table-cell table:number-columns-repeated="3" table:style-name="ce18"/>
          <table:covered-table-cell table:style-name="ce20"/>
          <table:table-cell table:style-name="ce21"/>
          <table:table-cell table:style-name="ce16" office:value-type="string" calcext:value-type="string" table:number-columns-spanned="5" table:number-rows-spanned="1">
            <text:p>atenuacion Cable dB/100m</text:p>
          </table:table-cell>
          <table:covered-table-cell table:number-columns-repeated="3" table:style-name="ce18"/>
          <table:covered-table-cell table:style-name="ce20"/>
          <table:table-cell table:number-columns-repeated="47"/>
        </table:table-row>
        <table:table-row table:style-name="ro1">
          <table:table-cell table:style-name="ce2" office:value-type="string" calcext:value-type="string">
            <text:p>Frecuencia</text:p>
          </table:table-cell>
          <table:table-cell table:style-name="ce8" office:value-type="string" calcext:value-type="string">
            <text:p>GTX = 0 dB</text:p>
          </table:table-cell>
          <table:table-cell table:style-name="ce11" office:value-type="string" calcext:value-type="string">
            <text:p>GTX = 10 dB</text:p>
          </table:table-cell>
          <table:table-cell table:style-name="ce11" office:value-type="string" calcext:value-type="string">
            <text:p>GTX = 20 dB</text:p>
          </table:table-cell>
          <table:table-cell table:style-name="ce11" office:value-type="string" calcext:value-type="string">
            <text:p>GTX = 30 dB</text:p>
          </table:table-cell>
          <table:table-cell table:style-name="ce14"/>
          <table:table-cell table:style-name="ce17" office:value-type="string" calcext:value-type="string">
            <text:p>Frecuencia MHz</text:p>
          </table:table-cell>
          <table:table-cell table:style-name="ce8" office:value-type="string" calcext:value-type="string">
            <text:p>GTX = 0 dB</text:p>
          </table:table-cell>
          <table:table-cell table:style-name="ce11" office:value-type="string" calcext:value-type="string">
            <text:p>GTX = 10 dB</text:p>
          </table:table-cell>
          <table:table-cell table:style-name="ce11" office:value-type="string" calcext:value-type="string">
            <text:p>GTX = 20 dB</text:p>
          </table:table-cell>
          <table:table-cell table:style-name="ce11" office:value-type="string" calcext:value-type="string">
            <text:p>GTX = 30 dB</text:p>
          </table:table-cell>
          <table:table-cell table:style-name="ce22"/>
          <table:table-cell table:style-name="ce17" office:value-type="string" calcext:value-type="string">
            <text:p>Frecuencia MHz</text:p>
          </table:table-cell>
          <table:table-cell table:style-name="ce8" office:value-type="string" calcext:value-type="string">
            <text:p>GTX = 0 dB</text:p>
          </table:table-cell>
          <table:table-cell table:style-name="ce11" office:value-type="string" calcext:value-type="string">
            <text:p>GTX = 10 dB</text:p>
          </table:table-cell>
          <table:table-cell table:style-name="ce11" office:value-type="string" calcext:value-type="string">
            <text:p>GTX = 20 dB</text:p>
          </table:table-cell>
          <table:table-cell table:style-name="ce11" office:value-type="string" calcext:value-type="string">
            <text:p>GTX = 30 dB</text:p>
          </table:table-cell>
          <table:table-cell table:number-columns-repeated="4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office:value-type="float" office:value="-43.62" calcext:value-type="float">
            <text:p>-43,62</text:p>
          </table:table-cell>
          <table:table-cell table:style-name="ce7" office:value-type="float" office:value="-33.99" calcext:value-type="float">
            <text:p>-33,99</text:p>
          </table:table-cell>
          <table:table-cell table:style-name="ce7" office:value-type="float" office:value="-24.34" calcext:value-type="float">
            <text:p>-24,34</text:p>
          </table:table-cell>
          <table:table-cell table:style-name="ce7" office:value-type="float" office:value="-17.37" calcext:value-type="float">
            <text:p>-17,37</text:p>
          </table:table-cell>
          <table:table-cell table:style-name="ce14"/>
          <table:table-cell table:style-name="ce3" office:value-type="float" office:value="50" calcext:value-type="float">
            <text:p>50</text:p>
          </table:table-cell>
          <table:table-cell table:style-name="ce19" table:formula="of:=-([.$B$22]+[.$B$3]-[.$B$23]-[.B5])" office:value-type="float" office:value="-4.6" calcext:value-type="float">
            <text:p>-4,60</text:p>
          </table:table-cell>
          <table:table-cell table:style-name="ce19" table:formula="of:=-([.$B$22]+[.$C$3]-[.$B$23]-[.C5])" office:value-type="float" office:value="-4.97" calcext:value-type="float">
            <text:p>-4,97</text:p>
          </table:table-cell>
          <table:table-cell table:style-name="ce19" table:formula="of:=-([.$B$22]+[.$D$3]-[.$B$23]-[.D5])" office:value-type="float" office:value="-5.32" calcext:value-type="float">
            <text:p>-5,32</text:p>
          </table:table-cell>
          <table:table-cell table:style-name="ce19" table:formula="of:=-([.$B$22]+[.$E$3]-[.$B$23]-[.E5])" office:value-type="float" office:value="-8.35" calcext:value-type="float">
            <text:p>-8,35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19" table:formula="of:=[.H5]*100/41.45" office:value-type="float" office:value="-11.0977080820265" calcext:value-type="float">
            <text:p>-11,10</text:p>
          </table:table-cell>
          <table:table-cell table:style-name="ce19" table:formula="of:=[.I5]*100/41.45" office:value-type="float" office:value="-11.9903498190591" calcext:value-type="float">
            <text:p>-11,99</text:p>
          </table:table-cell>
          <table:table-cell table:style-name="ce19" table:formula="of:=[.J5]*100/41.45" office:value-type="float" office:value="-12.8347406513872" calcext:value-type="float">
            <text:p>-12,83</text:p>
          </table:table-cell>
          <table:table-cell table:style-name="ce19" table:formula="of:=[.K5]*100/41.45" office:value-type="float" office:value="-20.1447527141134" calcext:value-type="float">
            <text:p>-20,14</text:p>
          </table:table-cell>
          <table:table-cell table:number-columns-repeated="4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float" office:value="-42.97" calcext:value-type="float">
            <text:p>-42,97</text:p>
          </table:table-cell>
          <table:table-cell table:style-name="ce7" office:value-type="float" office:value="-33.15" calcext:value-type="float">
            <text:p>-33,15</text:p>
          </table:table-cell>
          <table:table-cell table:style-name="ce7" office:value-type="float" office:value="-23.48" calcext:value-type="float">
            <text:p>-23,48</text:p>
          </table:table-cell>
          <table:table-cell table:style-name="ce7" office:value-type="float" office:value="-17.31" calcext:value-type="float">
            <text:p>-17,31</text:p>
          </table:table-cell>
          <table:table-cell table:style-name="ce14"/>
          <table:table-cell table:style-name="ce3" office:value-type="float" office:value="60" calcext:value-type="float">
            <text:p>60</text:p>
          </table:table-cell>
          <table:table-cell table:style-name="ce19" table:formula="of:=-([.$B$22]+[.$B$3]-[.$B$23]-[.B6])" office:value-type="float" office:value="-3.95" calcext:value-type="float">
            <text:p>-3,95</text:p>
          </table:table-cell>
          <table:table-cell table:style-name="ce19" table:formula="of:=-([.$B$22]+[.$C$3]-[.$B$23]-[.C6])" office:value-type="float" office:value="-4.13" calcext:value-type="float">
            <text:p>-4,13</text:p>
          </table:table-cell>
          <table:table-cell table:style-name="ce19" table:formula="of:=-([.$B$22]+[.$D$3]-[.$B$23]-[.D6])" office:value-type="float" office:value="-4.46" calcext:value-type="float">
            <text:p>-4,46</text:p>
          </table:table-cell>
          <table:table-cell table:style-name="ce19" table:formula="of:=-([.$B$22]+[.$E$3]-[.$B$23]-[.E6])" office:value-type="float" office:value="-8.29" calcext:value-type="float">
            <text:p>-8,29</text:p>
          </table:table-cell>
          <table:table-cell/>
          <table:table-cell table:style-name="ce3" office:value-type="float" office:value="60" calcext:value-type="float">
            <text:p>60</text:p>
          </table:table-cell>
          <table:table-cell table:style-name="ce19" table:formula="of:=[.H6]*100/41.45" office:value-type="float" office:value="-9.52955367913149" calcext:value-type="float">
            <text:p>-9,53</text:p>
          </table:table-cell>
          <table:table-cell table:style-name="ce19" table:formula="of:=[.I6]*100/41.45" office:value-type="float" office:value="-9.96381182147165" calcext:value-type="float">
            <text:p>-9,96</text:p>
          </table:table-cell>
          <table:table-cell table:style-name="ce19" table:formula="of:=[.J6]*100/41.45" office:value-type="float" office:value="-10.7599517490953" calcext:value-type="float">
            <text:p>-10,76</text:p>
          </table:table-cell>
          <table:table-cell table:style-name="ce19" table:formula="of:=[.K6]*100/41.45" office:value-type="float" office:value="-20" calcext:value-type="float">
            <text:p>-20,00</text:p>
          </table:table-cell>
          <table:table-cell table:number-columns-repeated="4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7" office:value-type="float" office:value="-42.97" calcext:value-type="float">
            <text:p>-42,97</text:p>
          </table:table-cell>
          <table:table-cell table:style-name="ce7" office:value-type="float" office:value="-33.28" calcext:value-type="float">
            <text:p>-33,28</text:p>
          </table:table-cell>
          <table:table-cell table:style-name="ce7" office:value-type="float" office:value="-23.45" calcext:value-type="float">
            <text:p>-23,45</text:p>
          </table:table-cell>
          <table:table-cell table:style-name="ce7" office:value-type="float" office:value="-16.6" calcext:value-type="float">
            <text:p>-16,6</text:p>
          </table:table-cell>
          <table:table-cell table:style-name="ce14"/>
          <table:table-cell table:style-name="ce3" office:value-type="float" office:value="70" calcext:value-type="float">
            <text:p>70</text:p>
          </table:table-cell>
          <table:table-cell table:style-name="ce19" table:formula="of:=-([.$B$22]+[.$B$3]-[.$B$23]-[.B7])" office:value-type="float" office:value="-3.95" calcext:value-type="float">
            <text:p>-3,95</text:p>
          </table:table-cell>
          <table:table-cell table:style-name="ce19" table:formula="of:=-([.$B$22]+[.$C$3]-[.$B$23]-[.C7])" office:value-type="float" office:value="-4.26" calcext:value-type="float">
            <text:p>-4,26</text:p>
          </table:table-cell>
          <table:table-cell table:style-name="ce19" table:formula="of:=-([.$B$22]+[.$D$3]-[.$B$23]-[.D7])" office:value-type="float" office:value="-4.43" calcext:value-type="float">
            <text:p>-4,43</text:p>
          </table:table-cell>
          <table:table-cell table:style-name="ce19" table:formula="of:=-([.$B$22]+[.$E$3]-[.$B$23]-[.E7])" office:value-type="float" office:value="-7.58" calcext:value-type="float">
            <text:p>-7,58</text:p>
          </table:table-cell>
          <table:table-cell/>
          <table:table-cell table:style-name="ce3" office:value-type="float" office:value="70" calcext:value-type="float">
            <text:p>70</text:p>
          </table:table-cell>
          <table:table-cell table:style-name="ce19" table:formula="of:=[.H7]*100/41.45" office:value-type="float" office:value="-9.52955367913149" calcext:value-type="float">
            <text:p>-9,53</text:p>
          </table:table-cell>
          <table:table-cell table:style-name="ce19" table:formula="of:=[.I7]*100/41.45" office:value-type="float" office:value="-10.2774427020507" calcext:value-type="float">
            <text:p>-10,28</text:p>
          </table:table-cell>
          <table:table-cell table:style-name="ce19" table:formula="of:=[.J7]*100/41.45" office:value-type="float" office:value="-10.6875753920386" calcext:value-type="float">
            <text:p>-10,69</text:p>
          </table:table-cell>
          <table:table-cell table:style-name="ce19" table:formula="of:=[.K7]*100/41.45" office:value-type="float" office:value="-18.2870928829916" calcext:value-type="float">
            <text:p>-18,29</text:p>
          </table:table-cell>
          <table:table-cell table:number-columns-repeated="4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7" office:value-type="float" office:value="-43.12" calcext:value-type="float">
            <text:p>-43,12</text:p>
          </table:table-cell>
          <table:table-cell table:style-name="ce7" office:value-type="float" office:value="-33.49" calcext:value-type="float">
            <text:p>-33,49</text:p>
          </table:table-cell>
          <table:table-cell table:style-name="ce7" office:value-type="float" office:value="-23.66" calcext:value-type="float">
            <text:p>-23,66</text:p>
          </table:table-cell>
          <table:table-cell table:style-name="ce7" office:value-type="float" office:value="-16.74" calcext:value-type="float">
            <text:p>-16,74</text:p>
          </table:table-cell>
          <table:table-cell table:style-name="ce14"/>
          <table:table-cell table:style-name="ce3" office:value-type="float" office:value="80" calcext:value-type="float">
            <text:p>80</text:p>
          </table:table-cell>
          <table:table-cell table:style-name="ce19" table:formula="of:=-([.$B$22]+[.$B$3]-[.$B$23]-[.B8])" office:value-type="float" office:value="-4.1" calcext:value-type="float">
            <text:p>-4,10</text:p>
          </table:table-cell>
          <table:table-cell table:style-name="ce19" table:formula="of:=-([.$B$22]+[.$C$3]-[.$B$23]-[.C8])" office:value-type="float" office:value="-4.47" calcext:value-type="float">
            <text:p>-4,47</text:p>
          </table:table-cell>
          <table:table-cell table:style-name="ce19" table:formula="of:=-([.$B$22]+[.$D$3]-[.$B$23]-[.D8])" office:value-type="float" office:value="-4.64" calcext:value-type="float">
            <text:p>-4,64</text:p>
          </table:table-cell>
          <table:table-cell table:style-name="ce19" table:formula="of:=-([.$B$22]+[.$E$3]-[.$B$23]-[.E8])" office:value-type="float" office:value="-7.72" calcext:value-type="float">
            <text:p>-7,7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19" table:formula="of:=[.H8]*100/41.45" office:value-type="float" office:value="-9.89143546441496" calcext:value-type="float">
            <text:p>-9,89</text:p>
          </table:table-cell>
          <table:table-cell table:style-name="ce19" table:formula="of:=[.I8]*100/41.45" office:value-type="float" office:value="-10.7840772014475" calcext:value-type="float">
            <text:p>-10,78</text:p>
          </table:table-cell>
          <table:table-cell table:style-name="ce19" table:formula="of:=[.J8]*100/41.45" office:value-type="float" office:value="-11.1942098914355" calcext:value-type="float">
            <text:p>-11,19</text:p>
          </table:table-cell>
          <table:table-cell table:style-name="ce19" table:formula="of:=[.K8]*100/41.45" office:value-type="float" office:value="-18.6248492159228" calcext:value-type="float">
            <text:p>-18,62</text:p>
          </table:table-cell>
          <table:table-cell table:number-columns-repeated="4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7" office:value-type="float" office:value="-43.6" calcext:value-type="float">
            <text:p>-43,6</text:p>
          </table:table-cell>
          <table:table-cell table:style-name="ce7" office:value-type="float" office:value="-34" calcext:value-type="float">
            <text:p>-34</text:p>
          </table:table-cell>
          <table:table-cell table:style-name="ce7" office:value-type="float" office:value="-24.12" calcext:value-type="float">
            <text:p>-24,12</text:p>
          </table:table-cell>
          <table:table-cell table:style-name="ce7" office:value-type="float" office:value="-17.14" calcext:value-type="float">
            <text:p>-17,14</text:p>
          </table:table-cell>
          <table:table-cell table:style-name="ce14"/>
          <table:table-cell table:style-name="ce3" office:value-type="float" office:value="90" calcext:value-type="float">
            <text:p>90</text:p>
          </table:table-cell>
          <table:table-cell table:style-name="ce19" table:formula="of:=-([.$B$22]+[.$B$3]-[.$B$23]-[.B9])" office:value-type="float" office:value="-4.58000000000001" calcext:value-type="float">
            <text:p>-4,58</text:p>
          </table:table-cell>
          <table:table-cell table:style-name="ce19" table:formula="of:=-([.$B$22]+[.$C$3]-[.$B$23]-[.C9])" office:value-type="float" office:value="-4.98" calcext:value-type="float">
            <text:p>-4,98</text:p>
          </table:table-cell>
          <table:table-cell table:style-name="ce19" table:formula="of:=-([.$B$22]+[.$D$3]-[.$B$23]-[.D9])" office:value-type="float" office:value="-5.1" calcext:value-type="float">
            <text:p>-5,10</text:p>
          </table:table-cell>
          <table:table-cell table:style-name="ce19" table:formula="of:=-([.$B$22]+[.$E$3]-[.$B$23]-[.E9])" office:value-type="float" office:value="-8.12" calcext:value-type="float">
            <text:p>-8,12</text:p>
          </table:table-cell>
          <table:table-cell/>
          <table:table-cell table:style-name="ce3" office:value-type="float" office:value="90" calcext:value-type="float">
            <text:p>90</text:p>
          </table:table-cell>
          <table:table-cell table:style-name="ce19" table:formula="of:=[.H9]*100/41.45" office:value-type="float" office:value="-11.0494571773221" calcext:value-type="float">
            <text:p>-11,05</text:p>
          </table:table-cell>
          <table:table-cell table:style-name="ce19" table:formula="of:=[.I9]*100/41.45" office:value-type="float" office:value="-12.0144752714113" calcext:value-type="float">
            <text:p>-12,01</text:p>
          </table:table-cell>
          <table:table-cell table:style-name="ce19" table:formula="of:=[.J9]*100/41.45" office:value-type="float" office:value="-12.3039806996381" calcext:value-type="float">
            <text:p>-12,30</text:p>
          </table:table-cell>
          <table:table-cell table:style-name="ce19" table:formula="of:=[.K9]*100/41.45" office:value-type="float" office:value="-19.5898673100121" calcext:value-type="float">
            <text:p>-19,59</text:p>
          </table:table-cell>
          <table:table-cell table:number-columns-repeated="4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-43.99" calcext:value-type="float">
            <text:p>-43,99</text:p>
          </table:table-cell>
          <table:table-cell table:style-name="ce7" office:value-type="float" office:value="-34.21" calcext:value-type="float">
            <text:p>-34,21</text:p>
          </table:table-cell>
          <table:table-cell table:style-name="ce7" office:value-type="float" office:value="-24.38" calcext:value-type="float">
            <text:p>-24,38</text:p>
          </table:table-cell>
          <table:table-cell table:style-name="ce7" office:value-type="float" office:value="-17.47" calcext:value-type="float">
            <text:p>-17,47</text:p>
          </table:table-cell>
          <table:table-cell table:style-name="ce14"/>
          <table:table-cell table:style-name="ce3" office:value-type="float" office:value="100" calcext:value-type="float">
            <text:p>100</text:p>
          </table:table-cell>
          <table:table-cell table:style-name="ce19" table:formula="of:=-([.$B$22]+[.$B$3]-[.$B$23]-[.B10])" office:value-type="float" office:value="-4.97000000000001" calcext:value-type="float">
            <text:p>-4,97</text:p>
          </table:table-cell>
          <table:table-cell table:style-name="ce19" table:formula="of:=-([.$B$22]+[.$C$3]-[.$B$23]-[.C10])" office:value-type="float" office:value="-5.19" calcext:value-type="float">
            <text:p>-5,19</text:p>
          </table:table-cell>
          <table:table-cell table:style-name="ce19" table:formula="of:=-([.$B$22]+[.$D$3]-[.$B$23]-[.D10])" office:value-type="float" office:value="-5.36" calcext:value-type="float">
            <text:p>-5,36</text:p>
          </table:table-cell>
          <table:table-cell table:style-name="ce19" table:formula="of:=-([.$B$22]+[.$E$3]-[.$B$23]-[.E10])" office:value-type="float" office:value="-8.45" calcext:value-type="float">
            <text:p>-8,45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19" table:formula="of:=[.H10]*100/41.45" office:value-type="float" office:value="-11.9903498190591" calcext:value-type="float">
            <text:p>-11,99</text:p>
          </table:table-cell>
          <table:table-cell table:style-name="ce19" table:formula="of:=[.I10]*100/41.45" office:value-type="float" office:value="-12.5211097708082" calcext:value-type="float">
            <text:p>-12,52</text:p>
          </table:table-cell>
          <table:table-cell table:style-name="ce19" table:formula="of:=[.J10]*100/41.45" office:value-type="float" office:value="-12.9312424607961" calcext:value-type="float">
            <text:p>-12,93</text:p>
          </table:table-cell>
          <table:table-cell table:style-name="ce19" table:formula="of:=[.K10]*100/41.45" office:value-type="float" office:value="-20.3860072376357" calcext:value-type="float">
            <text:p>-20,39</text:p>
          </table:table-cell>
          <table:table-cell table:number-columns-repeated="4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7" office:value-type="float" office:value="-47.9" calcext:value-type="float">
            <text:p>-47,9</text:p>
          </table:table-cell>
          <table:table-cell table:style-name="ce7" office:value-type="float" office:value="-38.37" calcext:value-type="float">
            <text:p>-38,37</text:p>
          </table:table-cell>
          <table:table-cell table:style-name="ce7" office:value-type="float" office:value="-28.7" calcext:value-type="float">
            <text:p>-28,7</text:p>
          </table:table-cell>
          <table:table-cell table:style-name="ce7" office:value-type="float" office:value="-21.31" calcext:value-type="float">
            <text:p>-21,31</text:p>
          </table:table-cell>
          <table:table-cell table:style-name="ce14"/>
          <table:table-cell table:style-name="ce3" office:value-type="float" office:value="200" calcext:value-type="float">
            <text:p>200</text:p>
          </table:table-cell>
          <table:table-cell table:style-name="ce19" table:formula="of:=-([.$B$22]+[.$B$3]-[.$B$23]-[.B11])" office:value-type="float" office:value="-8.88" calcext:value-type="float">
            <text:p>-8,88</text:p>
          </table:table-cell>
          <table:table-cell table:style-name="ce19" table:formula="of:=-([.$B$22]+[.$C$3]-[.$B$23]-[.C11])" office:value-type="float" office:value="-9.35" calcext:value-type="float">
            <text:p>-9,35</text:p>
          </table:table-cell>
          <table:table-cell table:style-name="ce19" table:formula="of:=-([.$B$22]+[.$D$3]-[.$B$23]-[.D11])" office:value-type="float" office:value="-9.68" calcext:value-type="float">
            <text:p>-9,68</text:p>
          </table:table-cell>
          <table:table-cell table:style-name="ce19" table:formula="of:=-([.$B$22]+[.$E$3]-[.$B$23]-[.E11])" office:value-type="float" office:value="-12.29" calcext:value-type="float">
            <text:p>-12,29</text:p>
          </table:table-cell>
          <table:table-cell/>
          <table:table-cell table:style-name="ce3" office:value-type="float" office:value="200" calcext:value-type="float">
            <text:p>200</text:p>
          </table:table-cell>
          <table:table-cell table:style-name="ce19" table:formula="of:=[.H11]*100/41.45" office:value-type="float" office:value="-21.4234016887817" calcext:value-type="float">
            <text:p>-21,42</text:p>
          </table:table-cell>
          <table:table-cell table:style-name="ce19" table:formula="of:=[.I11]*100/41.45" office:value-type="float" office:value="-22.5572979493365" calcext:value-type="float">
            <text:p>-22,56</text:p>
          </table:table-cell>
          <table:table-cell table:style-name="ce19" table:formula="of:=[.J11]*100/41.45" office:value-type="float" office:value="-23.3534378769602" calcext:value-type="float">
            <text:p>-23,35</text:p>
          </table:table-cell>
          <table:table-cell table:style-name="ce19" table:formula="of:=[.K11]*100/41.45" office:value-type="float" office:value="-29.6501809408926" calcext:value-type="float">
            <text:p>-29,65</text:p>
          </table:table-cell>
          <table:table-cell table:number-columns-repeated="4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7" office:value-type="float" office:value="-51.56" calcext:value-type="float">
            <text:p>-51,56</text:p>
          </table:table-cell>
          <table:table-cell table:style-name="ce7" office:value-type="float" office:value="-42.27" calcext:value-type="float">
            <text:p>-42,27</text:p>
          </table:table-cell>
          <table:table-cell table:style-name="ce7" office:value-type="float" office:value="-32.7" calcext:value-type="float">
            <text:p>-32,7</text:p>
          </table:table-cell>
          <table:table-cell table:style-name="ce7" office:value-type="float" office:value="-25.27" calcext:value-type="float">
            <text:p>-25,27</text:p>
          </table:table-cell>
          <table:table-cell table:style-name="ce14"/>
          <table:table-cell table:style-name="ce3" office:value-type="float" office:value="300" calcext:value-type="float">
            <text:p>300</text:p>
          </table:table-cell>
          <table:table-cell table:style-name="ce19" table:formula="of:=-([.$B$22]+[.$B$3]-[.$B$23]-[.B12])" office:value-type="float" office:value="-12.54" calcext:value-type="float">
            <text:p>-12,54</text:p>
          </table:table-cell>
          <table:table-cell table:style-name="ce19" table:formula="of:=-([.$B$22]+[.$C$3]-[.$B$23]-[.C12])" office:value-type="float" office:value="-13.25" calcext:value-type="float">
            <text:p>-13,25</text:p>
          </table:table-cell>
          <table:table-cell table:style-name="ce19" table:formula="of:=-([.$B$22]+[.$D$3]-[.$B$23]-[.D12])" office:value-type="float" office:value="-13.68" calcext:value-type="float">
            <text:p>-13,68</text:p>
          </table:table-cell>
          <table:table-cell table:style-name="ce19" table:formula="of:=-([.$B$22]+[.$E$3]-[.$B$23]-[.E12])" office:value-type="float" office:value="-16.25" calcext:value-type="float">
            <text:p>-16,25</text:p>
          </table:table-cell>
          <table:table-cell/>
          <table:table-cell table:style-name="ce3" office:value-type="float" office:value="300" calcext:value-type="float">
            <text:p>300</text:p>
          </table:table-cell>
          <table:table-cell table:style-name="ce19" table:formula="of:=[.H12]*100/41.45" office:value-type="float" office:value="-30.2533172496984" calcext:value-type="float">
            <text:p>-30,25</text:p>
          </table:table-cell>
          <table:table-cell table:style-name="ce19" table:formula="of:=[.I12]*100/41.45" office:value-type="float" office:value="-31.9662243667069" calcext:value-type="float">
            <text:p>-31,97</text:p>
          </table:table-cell>
          <table:table-cell table:style-name="ce19" table:formula="of:=[.J12]*100/41.45" office:value-type="float" office:value="-33.0036188178528" calcext:value-type="float">
            <text:p>-33,00</text:p>
          </table:table-cell>
          <table:table-cell table:style-name="ce19" table:formula="of:=[.K12]*100/41.45" office:value-type="float" office:value="-39.2038600723764" calcext:value-type="float">
            <text:p>-39,20</text:p>
          </table:table-cell>
          <table:table-cell table:number-columns-repeated="4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7" office:value-type="float" office:value="-55.96" calcext:value-type="float">
            <text:p>-55,96</text:p>
          </table:table-cell>
          <table:table-cell table:style-name="ce7" office:value-type="float" office:value="-46.72" calcext:value-type="float">
            <text:p>-46,72</text:p>
          </table:table-cell>
          <table:table-cell table:style-name="ce7" office:value-type="float" office:value="-37.37" calcext:value-type="float">
            <text:p>-37,37</text:p>
          </table:table-cell>
          <table:table-cell table:style-name="ce7" office:value-type="float" office:value="-29.85" calcext:value-type="float">
            <text:p>-29,85</text:p>
          </table:table-cell>
          <table:table-cell table:style-name="ce14"/>
          <table:table-cell table:style-name="ce3" office:value-type="float" office:value="400" calcext:value-type="float">
            <text:p>400</text:p>
          </table:table-cell>
          <table:table-cell table:style-name="ce19" table:formula="of:=-([.$B$22]+[.$B$3]-[.$B$23]-[.B13])" office:value-type="float" office:value="-16.94" calcext:value-type="float">
            <text:p>-16,94</text:p>
          </table:table-cell>
          <table:table-cell table:style-name="ce19" table:formula="of:=-([.$B$22]+[.$C$3]-[.$B$23]-[.C13])" office:value-type="float" office:value="-17.7" calcext:value-type="float">
            <text:p>-17,70</text:p>
          </table:table-cell>
          <table:table-cell table:style-name="ce19" table:formula="of:=-([.$B$22]+[.$D$3]-[.$B$23]-[.D13])" office:value-type="float" office:value="-18.35" calcext:value-type="float">
            <text:p>-18,35</text:p>
          </table:table-cell>
          <table:table-cell table:style-name="ce19" table:formula="of:=-([.$B$22]+[.$E$3]-[.$B$23]-[.E13])" office:value-type="float" office:value="-20.83" calcext:value-type="float">
            <text:p>-20,83</text:p>
          </table:table-cell>
          <table:table-cell/>
          <table:table-cell table:style-name="ce3" office:value-type="float" office:value="400" calcext:value-type="float">
            <text:p>400</text:p>
          </table:table-cell>
          <table:table-cell table:style-name="ce19" table:formula="of:=[.H13]*100/41.45" office:value-type="float" office:value="-40.8685162846803" calcext:value-type="float">
            <text:p>-40,87</text:p>
          </table:table-cell>
          <table:table-cell table:style-name="ce19" table:formula="of:=[.I13]*100/41.45" office:value-type="float" office:value="-42.7020506634499" calcext:value-type="float">
            <text:p>-42,70</text:p>
          </table:table-cell>
          <table:table-cell table:style-name="ce19" table:formula="of:=[.J13]*100/41.45" office:value-type="float" office:value="-44.270205066345" calcext:value-type="float">
            <text:p>-44,27</text:p>
          </table:table-cell>
          <table:table-cell table:style-name="ce19" table:formula="of:=[.K13]*100/41.45" office:value-type="float" office:value="-50.2533172496984" calcext:value-type="float">
            <text:p>-50,25</text:p>
          </table:table-cell>
          <table:table-cell table:number-columns-repeated="4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7" office:value-type="float" office:value="-58.21" calcext:value-type="float">
            <text:p>-58,21</text:p>
          </table:table-cell>
          <table:table-cell table:style-name="ce7" office:value-type="float" office:value="-49.21" calcext:value-type="float">
            <text:p>-49,21</text:p>
          </table:table-cell>
          <table:table-cell table:style-name="ce7" office:value-type="float" office:value="-39.64" calcext:value-type="float">
            <text:p>-39,64</text:p>
          </table:table-cell>
          <table:table-cell table:style-name="ce7" office:value-type="float" office:value="-32.22" calcext:value-type="float">
            <text:p>-32,22</text:p>
          </table:table-cell>
          <table:table-cell table:style-name="ce14"/>
          <table:table-cell table:style-name="ce3" office:value-type="float" office:value="500" calcext:value-type="float">
            <text:p>500</text:p>
          </table:table-cell>
          <table:table-cell table:style-name="ce19" table:formula="of:=-([.$B$22]+[.$B$3]-[.$B$23]-[.B14])" office:value-type="float" office:value="-19.19" calcext:value-type="float">
            <text:p>-19,19</text:p>
          </table:table-cell>
          <table:table-cell table:style-name="ce19" table:formula="of:=-([.$B$22]+[.$C$3]-[.$B$23]-[.C14])" office:value-type="float" office:value="-20.19" calcext:value-type="float">
            <text:p>-20,19</text:p>
          </table:table-cell>
          <table:table-cell table:style-name="ce19" table:formula="of:=-([.$B$22]+[.$D$3]-[.$B$23]-[.D14])" office:value-type="float" office:value="-20.62" calcext:value-type="float">
            <text:p>-20,62</text:p>
          </table:table-cell>
          <table:table-cell table:style-name="ce19" table:formula="of:=-([.$B$22]+[.$E$3]-[.$B$23]-[.E14])" office:value-type="float" office:value="-23.2" calcext:value-type="float">
            <text:p>-23,20</text:p>
          </table:table-cell>
          <table:table-cell/>
          <table:table-cell table:style-name="ce3" office:value-type="float" office:value="500" calcext:value-type="float">
            <text:p>500</text:p>
          </table:table-cell>
          <table:table-cell table:style-name="ce19" table:formula="of:=[.H14]*100/41.45" office:value-type="float" office:value="-46.2967430639325" calcext:value-type="float">
            <text:p>-46,30</text:p>
          </table:table-cell>
          <table:table-cell table:style-name="ce19" table:formula="of:=[.I14]*100/41.45" office:value-type="float" office:value="-48.7092882991556" calcext:value-type="float">
            <text:p>-48,71</text:p>
          </table:table-cell>
          <table:table-cell table:style-name="ce19" table:formula="of:=[.J14]*100/41.45" office:value-type="float" office:value="-49.7466827503016" calcext:value-type="float">
            <text:p>-49,75</text:p>
          </table:table-cell>
          <table:table-cell table:style-name="ce19" table:formula="of:=[.K14]*100/41.45" office:value-type="float" office:value="-55.9710494571773" calcext:value-type="float">
            <text:p>-55,97</text:p>
          </table:table-cell>
          <table:table-cell table:number-columns-repeated="4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style-name="ce7" office:value-type="float" office:value="-60" calcext:value-type="float">
            <text:p>-60</text:p>
          </table:table-cell>
          <table:table-cell table:style-name="ce7" office:value-type="float" office:value="-50.82" calcext:value-type="float">
            <text:p>-50,82</text:p>
          </table:table-cell>
          <table:table-cell table:style-name="ce7" office:value-type="float" office:value="-41.66" calcext:value-type="float">
            <text:p>-41,66</text:p>
          </table:table-cell>
          <table:table-cell table:style-name="ce7" office:value-type="float" office:value="-33.98" calcext:value-type="float">
            <text:p>-33,98</text:p>
          </table:table-cell>
          <table:table-cell table:style-name="ce14"/>
          <table:table-cell table:style-name="ce3" office:value-type="float" office:value="600" calcext:value-type="float">
            <text:p>600</text:p>
          </table:table-cell>
          <table:table-cell table:style-name="ce19" table:formula="of:=-([.$B$22]+[.$B$3]-[.$B$23]-[.B15])" office:value-type="float" office:value="-20.98" calcext:value-type="float">
            <text:p>-20,98</text:p>
          </table:table-cell>
          <table:table-cell table:style-name="ce19" table:formula="of:=-([.$B$22]+[.$C$3]-[.$B$23]-[.C15])" office:value-type="float" office:value="-21.8" calcext:value-type="float">
            <text:p>-21,80</text:p>
          </table:table-cell>
          <table:table-cell table:style-name="ce19" table:formula="of:=-([.$B$22]+[.$D$3]-[.$B$23]-[.D15])" office:value-type="float" office:value="-22.64" calcext:value-type="float">
            <text:p>-22,64</text:p>
          </table:table-cell>
          <table:table-cell table:style-name="ce19" table:formula="of:=-([.$B$22]+[.$E$3]-[.$B$23]-[.E15])" office:value-type="float" office:value="-24.96" calcext:value-type="float">
            <text:p>-24,96</text:p>
          </table:table-cell>
          <table:table-cell/>
          <table:table-cell table:style-name="ce3" office:value-type="float" office:value="600" calcext:value-type="float">
            <text:p>600</text:p>
          </table:table-cell>
          <table:table-cell table:style-name="ce19" table:formula="of:=[.H15]*100/41.45" office:value-type="float" office:value="-50.6151990349819" calcext:value-type="float">
            <text:p>-50,62</text:p>
          </table:table-cell>
          <table:table-cell table:style-name="ce19" table:formula="of:=[.I15]*100/41.45" office:value-type="float" office:value="-52.5934861278649" calcext:value-type="float">
            <text:p>-52,59</text:p>
          </table:table-cell>
          <table:table-cell table:style-name="ce19" table:formula="of:=[.J15]*100/41.45" office:value-type="float" office:value="-54.6200241254523" calcext:value-type="float">
            <text:p>-54,62</text:p>
          </table:table-cell>
          <table:table-cell table:style-name="ce19" table:formula="of:=[.K15]*100/41.45" office:value-type="float" office:value="-60.2171290711701" calcext:value-type="float">
            <text:p>-60,22</text:p>
          </table:table-cell>
          <table:table-cell table:number-columns-repeated="47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table:style-name="ce7" office:value-type="float" office:value="-62.29" calcext:value-type="float">
            <text:p>-62,29</text:p>
          </table:table-cell>
          <table:table-cell table:style-name="ce7" office:value-type="float" office:value="-54" calcext:value-type="float">
            <text:p>-54</text:p>
          </table:table-cell>
          <table:table-cell table:style-name="ce7" office:value-type="float" office:value="-44.56" calcext:value-type="float">
            <text:p>-44,56</text:p>
          </table:table-cell>
          <table:table-cell table:style-name="ce7" office:value-type="float" office:value="-36.3" calcext:value-type="float">
            <text:p>-36,3</text:p>
          </table:table-cell>
          <table:table-cell table:style-name="ce14"/>
          <table:table-cell table:style-name="ce3" office:value-type="float" office:value="700" calcext:value-type="float">
            <text:p>700</text:p>
          </table:table-cell>
          <table:table-cell table:style-name="ce19" table:formula="of:=-([.$B$22]+[.$B$3]-[.$B$23]-[.B16])" office:value-type="float" office:value="-23.27" calcext:value-type="float">
            <text:p>-23,27</text:p>
          </table:table-cell>
          <table:table-cell table:style-name="ce19" table:formula="of:=-([.$B$22]+[.$C$3]-[.$B$23]-[.C16])" office:value-type="float" office:value="-24.98" calcext:value-type="float">
            <text:p>-24,98</text:p>
          </table:table-cell>
          <table:table-cell table:style-name="ce19" table:formula="of:=-([.$B$22]+[.$D$3]-[.$B$23]-[.D16])" office:value-type="float" office:value="-25.54" calcext:value-type="float">
            <text:p>-25,54</text:p>
          </table:table-cell>
          <table:table-cell table:style-name="ce19" table:formula="of:=-([.$B$22]+[.$E$3]-[.$B$23]-[.E16])" office:value-type="float" office:value="-27.28" calcext:value-type="float">
            <text:p>-27,28</text:p>
          </table:table-cell>
          <table:table-cell/>
          <table:table-cell table:style-name="ce3" office:value-type="float" office:value="700" calcext:value-type="float">
            <text:p>700</text:p>
          </table:table-cell>
          <table:table-cell table:style-name="ce19" table:formula="of:=[.H16]*100/41.45" office:value-type="float" office:value="-56.139927623643" calcext:value-type="float">
            <text:p>-56,14</text:p>
          </table:table-cell>
          <table:table-cell table:style-name="ce19" table:formula="of:=[.I16]*100/41.45" office:value-type="float" office:value="-60.2653799758746" calcext:value-type="float">
            <text:p>-60,27</text:p>
          </table:table-cell>
          <table:table-cell table:style-name="ce19" table:formula="of:=[.J16]*100/41.45" office:value-type="float" office:value="-61.6164053075995" calcext:value-type="float">
            <text:p>-61,62</text:p>
          </table:table-cell>
          <table:table-cell table:style-name="ce19" table:formula="of:=[.K16]*100/41.45" office:value-type="float" office:value="-65.8142340168878" calcext:value-type="float">
            <text:p>-65,81</text:p>
          </table:table-cell>
          <table:table-cell table:number-columns-repeated="47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7" office:value-type="float" office:value="-64.18" calcext:value-type="float">
            <text:p>-64,18</text:p>
          </table:table-cell>
          <table:table-cell table:style-name="ce7" office:value-type="float" office:value="-56.51" calcext:value-type="float">
            <text:p>-56,51</text:p>
          </table:table-cell>
          <table:table-cell table:style-name="ce7" office:value-type="float" office:value="-46.51" calcext:value-type="float">
            <text:p>-46,51</text:p>
          </table:table-cell>
          <table:table-cell table:style-name="ce7" office:value-type="float" office:value="-38.31" calcext:value-type="float">
            <text:p>-38,31</text:p>
          </table:table-cell>
          <table:table-cell table:style-name="ce14"/>
          <table:table-cell table:style-name="ce3" office:value-type="float" office:value="800" calcext:value-type="float">
            <text:p>800</text:p>
          </table:table-cell>
          <table:table-cell table:style-name="ce19" table:formula="of:=-([.$B$22]+[.$B$3]-[.$B$23]-[.B17])" office:value-type="float" office:value="-25.16" calcext:value-type="float">
            <text:p>-25,16</text:p>
          </table:table-cell>
          <table:table-cell table:style-name="ce19" table:formula="of:=-([.$B$22]+[.$C$3]-[.$B$23]-[.C17])" office:value-type="float" office:value="-27.49" calcext:value-type="float">
            <text:p>-27,49</text:p>
          </table:table-cell>
          <table:table-cell table:style-name="ce19" table:formula="of:=-([.$B$22]+[.$D$3]-[.$B$23]-[.D17])" office:value-type="float" office:value="-27.49" calcext:value-type="float">
            <text:p>-27,49</text:p>
          </table:table-cell>
          <table:table-cell table:style-name="ce19" table:formula="of:=-([.$B$22]+[.$E$3]-[.$B$23]-[.E17])" office:value-type="float" office:value="-29.29" calcext:value-type="float">
            <text:p>-29,29</text:p>
          </table:table-cell>
          <table:table-cell/>
          <table:table-cell table:style-name="ce3" office:value-type="float" office:value="800" calcext:value-type="float">
            <text:p>800</text:p>
          </table:table-cell>
          <table:table-cell table:style-name="ce19" table:formula="of:=[.H17]*100/41.45" office:value-type="float" office:value="-60.6996381182147" calcext:value-type="float">
            <text:p>-60,70</text:p>
          </table:table-cell>
          <table:table-cell table:style-name="ce19" table:formula="of:=[.I17]*100/41.45" office:value-type="float" office:value="-66.3208685162847" calcext:value-type="float">
            <text:p>-66,32</text:p>
          </table:table-cell>
          <table:table-cell table:style-name="ce19" table:formula="of:=[.J17]*100/41.45" office:value-type="float" office:value="-66.3208685162847" calcext:value-type="float">
            <text:p>-66,32</text:p>
          </table:table-cell>
          <table:table-cell table:style-name="ce19" table:formula="of:=[.K17]*100/41.45" office:value-type="float" office:value="-70.6634499396864" calcext:value-type="float">
            <text:p>-70,66</text:p>
          </table:table-cell>
          <table:table-cell table:number-columns-repeated="47"/>
        </table:table-row>
        <table:table-row table:style-name="ro1">
          <table:table-cell table:style-name="ce3" office:value-type="float" office:value="900" calcext:value-type="float">
            <text:p>900</text:p>
          </table:table-cell>
          <table:table-cell table:style-name="ce7" office:value-type="float" office:value="-67" calcext:value-type="float">
            <text:p>-67</text:p>
          </table:table-cell>
          <table:table-cell table:style-name="ce7" office:value-type="float" office:value="-58.48" calcext:value-type="float">
            <text:p>-58,48</text:p>
          </table:table-cell>
          <table:table-cell table:style-name="ce7" office:value-type="float" office:value="-49.25" calcext:value-type="float">
            <text:p>-49,25</text:p>
          </table:table-cell>
          <table:table-cell table:style-name="ce7" office:value-type="float" office:value="-40.98" calcext:value-type="float">
            <text:p>-40,98</text:p>
          </table:table-cell>
          <table:table-cell table:style-name="ce14"/>
          <table:table-cell table:style-name="ce3" office:value-type="float" office:value="900" calcext:value-type="float">
            <text:p>900</text:p>
          </table:table-cell>
          <table:table-cell table:style-name="ce19" table:formula="of:=-([.$B$22]+[.$B$3]-[.$B$23]-[.B18])" office:value-type="float" office:value="-27.98" calcext:value-type="float">
            <text:p>-27,98</text:p>
          </table:table-cell>
          <table:table-cell table:style-name="ce19" table:formula="of:=-([.$B$22]+[.$C$3]-[.$B$23]-[.C18])" office:value-type="float" office:value="-29.46" calcext:value-type="float">
            <text:p>-29,46</text:p>
          </table:table-cell>
          <table:table-cell table:style-name="ce19" table:formula="of:=-([.$B$22]+[.$D$3]-[.$B$23]-[.D18])" office:value-type="float" office:value="-30.23" calcext:value-type="float">
            <text:p>-30,23</text:p>
          </table:table-cell>
          <table:table-cell table:style-name="ce19" table:formula="of:=-([.$B$22]+[.$E$3]-[.$B$23]-[.E18])" office:value-type="float" office:value="-31.96" calcext:value-type="float">
            <text:p>-31,96</text:p>
          </table:table-cell>
          <table:table-cell/>
          <table:table-cell table:style-name="ce3" office:value-type="float" office:value="900" calcext:value-type="float">
            <text:p>900</text:p>
          </table:table-cell>
          <table:table-cell table:style-name="ce19" table:formula="of:=[.H18]*100/41.45" office:value-type="float" office:value="-67.503015681544" calcext:value-type="float">
            <text:p>-67,50</text:p>
          </table:table-cell>
          <table:table-cell table:style-name="ce19" table:formula="of:=[.I18]*100/41.45" office:value-type="float" office:value="-71.0735826296743" calcext:value-type="float">
            <text:p>-71,07</text:p>
          </table:table-cell>
          <table:table-cell table:style-name="ce19" table:formula="of:=[.J18]*100/41.45" office:value-type="float" office:value="-72.9312424607961" calcext:value-type="float">
            <text:p>-72,93</text:p>
          </table:table-cell>
          <table:table-cell table:style-name="ce19" table:formula="of:=[.K18]*100/41.45" office:value-type="float" office:value="-77.1049457177322" calcext:value-type="float">
            <text:p>-77,10</text:p>
          </table:table-cell>
          <table:table-cell table:number-columns-repeated="47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7" office:value-type="float" office:value="-71.3" calcext:value-type="float">
            <text:p>-71,3</text:p>
          </table:table-cell>
          <table:table-cell table:style-name="ce7" office:value-type="float" office:value="-61.7" calcext:value-type="float">
            <text:p>-61,7</text:p>
          </table:table-cell>
          <table:table-cell table:style-name="ce7" office:value-type="float" office:value="-51.12" calcext:value-type="float">
            <text:p>-51,12</text:p>
          </table:table-cell>
          <table:table-cell table:style-name="ce7" office:value-type="float" office:value="-43.4" calcext:value-type="float">
            <text:p>-43,4</text:p>
          </table:table-cell>
          <table:table-cell table:style-name="ce14"/>
          <table:table-cell table:style-name="ce3" office:value-type="float" office:value="1000" calcext:value-type="float">
            <text:p>1000</text:p>
          </table:table-cell>
          <table:table-cell table:style-name="ce19" table:formula="of:=-([.$B$22]+[.$B$3]-[.$B$23]-[.B19])" office:value-type="float" office:value="-32.28" calcext:value-type="float">
            <text:p>-32,28</text:p>
          </table:table-cell>
          <table:table-cell table:style-name="ce19" table:formula="of:=-([.$B$22]+[.$C$3]-[.$B$23]-[.C19])" office:value-type="float" office:value="-32.68" calcext:value-type="float">
            <text:p>-32,68</text:p>
          </table:table-cell>
          <table:table-cell table:style-name="ce19" table:formula="of:=-([.$B$22]+[.$D$3]-[.$B$23]-[.D19])" office:value-type="float" office:value="-32.1" calcext:value-type="float">
            <text:p>-32,10</text:p>
          </table:table-cell>
          <table:table-cell table:style-name="ce19" table:formula="of:=-([.$B$22]+[.$E$3]-[.$B$23]-[.E19])" office:value-type="float" office:value="-34.38" calcext:value-type="float">
            <text:p>-34,38</text:p>
          </table:table-cell>
          <table:table-cell/>
          <table:table-cell table:style-name="ce3" office:value-type="float" office:value="1000" calcext:value-type="float">
            <text:p>1000</text:p>
          </table:table-cell>
          <table:table-cell table:style-name="ce19" table:formula="of:=[.H19]*100/41.45" office:value-type="float" office:value="-77.8769601930036" calcext:value-type="float">
            <text:p>-77,88</text:p>
          </table:table-cell>
          <table:table-cell table:style-name="ce19" table:formula="of:=[.I19]*100/41.45" office:value-type="float" office:value="-78.8419782870929" calcext:value-type="float">
            <text:p>-78,84</text:p>
          </table:table-cell>
          <table:table-cell table:style-name="ce19" table:formula="of:=[.J19]*100/41.45" office:value-type="float" office:value="-77.4427020506634" calcext:value-type="float">
            <text:p>-77,44</text:p>
          </table:table-cell>
          <table:table-cell table:style-name="ce19" table:formula="of:=[.K19]*100/41.45" office:value-type="float" office:value="-82.9433051869722" calcext:value-type="float">
            <text:p>-82,94</text:p>
          </table:table-cell>
          <table:table-cell table:number-columns-repeated="47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7" office:value-type="float" office:value="-92.9" calcext:value-type="float">
            <text:p>-92,9</text:p>
          </table:table-cell>
          <table:table-cell table:style-name="ce7" office:value-type="float" office:value="-90" calcext:value-type="float">
            <text:p>-90</text:p>
          </table:table-cell>
          <table:table-cell table:style-name="ce7" office:value-type="float" office:value="-77.8" calcext:value-type="float">
            <text:p>-77,8</text:p>
          </table:table-cell>
          <table:table-cell table:style-name="ce7" office:value-type="float" office:value="-68.94" calcext:value-type="float">
            <text:p>-68,94</text:p>
          </table:table-cell>
          <table:table-cell table:style-name="ce14"/>
          <table:table-cell table:style-name="ce3" office:value-type="float" office:value="2000" calcext:value-type="float">
            <text:p>2000</text:p>
          </table:table-cell>
          <table:table-cell table:style-name="ce19" table:formula="of:=-([.$B$22]+[.$B$3]-[.$B$23]-[.B20])" office:value-type="float" office:value="-53.88" calcext:value-type="float">
            <text:p>-53,88</text:p>
          </table:table-cell>
          <table:table-cell table:style-name="ce19" table:formula="of:=-([.$B$22]+[.$C$3]-[.$B$23]-[.C20])" office:value-type="float" office:value="-60.98" calcext:value-type="float">
            <text:p>-60,98</text:p>
          </table:table-cell>
          <table:table-cell table:style-name="ce19" table:formula="of:=-([.$B$22]+[.$D$3]-[.$B$23]-[.D20])" office:value-type="float" office:value="-58.78" calcext:value-type="float">
            <text:p>-58,78</text:p>
          </table:table-cell>
          <table:table-cell table:style-name="ce19" table:formula="of:=-([.$B$22]+[.$E$3]-[.$B$23]-[.E20])" office:value-type="float" office:value="-59.92" calcext:value-type="float">
            <text:p>-59,92</text:p>
          </table:table-cell>
          <table:table-cell/>
          <table:table-cell table:style-name="ce3" office:value-type="float" office:value="2000" calcext:value-type="float">
            <text:p>2000</text:p>
          </table:table-cell>
          <table:table-cell table:style-name="ce19" table:formula="of:=[.H20]*100/41.45" office:value-type="float" office:value="-129.987937273824" calcext:value-type="float">
            <text:p>-129,99</text:p>
          </table:table-cell>
          <table:table-cell table:style-name="ce19" table:formula="of:=[.I20]*100/41.45" office:value-type="float" office:value="-147.117008443908" calcext:value-type="float">
            <text:p>-147,12</text:p>
          </table:table-cell>
          <table:table-cell table:style-name="ce19" table:formula="of:=[.J20]*100/41.45" office:value-type="float" office:value="-141.809408926417" calcext:value-type="float">
            <text:p>-141,81</text:p>
          </table:table-cell>
          <table:table-cell table:style-name="ce19" table:formula="of:=[.K20]*100/41.45" office:value-type="float" office:value="-144.559710494572" calcext:value-type="float">
            <text:p>-144,56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2">
          <table:table-cell table:style-name="ce4" office:value-type="string" calcext:value-type="string">
            <text:p>Potencia del transmisor en dBm</text:p>
          </table:table-cell>
          <table:table-cell table:style-name="ce9" office:value-type="float" office:value="-9.02" calcext:value-type="float">
            <text:p>-9,02</text:p>
          </table:table-cell>
          <table:table-cell table:style-name="ce12" office:value-type="string" calcext:value-type="string">
            <text:p>Registre el valor de potencia medido con un cable muy corto en longitud, con ganancia cero en el transmisior (GTX = 0), sin el atenuador 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tenuador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 cambiar</text:p>
          </table:table-cell>
          <table:table-cell table:number-columns-repeated="4"/>
          <table:table-cell>
            <draw:frame table:end-cell-address="Hoja1.Q54" table:end-x="0.034cm" table:end-y="0.158cm" draw:z-index="0" draw:name="Chart 1" draw:style-name="gr1" draw:text-style-name="P1" svg:width="20.16cm" svg:height="14.657cm" svg:x="1.535cm" svg:y="0.267cm">
              <draw:object draw:notify-on-update-of-ranges="Hoja1.G5:Hoja1.G20 Hoja1.H5:Hoja1.H20 Hoja1.G5:Hoja1.G20 Hoja1.I5:Hoja1.I20 Hoja1.G5:Hoja1.G20 Hoja1.J5:Hoja1.J20 Hoja1.G5:Hoja1.G20 Hoja1.K5:Hoja1.K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/>
          <table:table-cell>
            <draw:frame table:end-cell-address="Hoja1.G52" table:end-x="0.377cm" table:end-y="0.396cm" draw:z-index="1" draw:name="Chart 2" draw:style-name="gr1" draw:text-style-name="P1" svg:width="13.358cm" svg:height="13.572cm" svg:x="0.081cm" svg:y="0.159cm">
              <draw:object draw:notify-on-update-of-ranges="Hoja1.A5:Hoja1.A20 Hoja1.B5:Hoja1.B20 Hoja1.A5:Hoja1.A20 Hoja1.C5:Hoja1.C20 Hoja1.A5:Hoja1.A20 Hoja1.D5:Hoja1.D20 Hoja1.A5:Hoja1.A20 Hoja1.E5:Hoja1.E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1" table:number-rows-repeated="977">
          <table:table-cell table:number-columns-repeated="64"/>
        </table:table-row>
        <table:table-row table:style-name="ro3" table:number-rows-repeated="104757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name-asian="Linux Libertine G" style:font-family-asian="'Linux Libertine G'" style:font-family-generic-asian="system" style:font-pitch-asian="variable" style:font-size-asian="11pt" style:font-name-complex="Liberation sans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1">00/00/0000</text:date>, <text:time style:data-style-name="N2" text:time-value="16:33:03.002445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8:02:35</meta:creation-date>
    <meta:generator>LibreOffice/6.4.7.2$Linux_X86_64 LibreOffice_project/40$Build-2</meta:generator>
    <dc:date>2022-11-11T17:37:07.317475115</dc:date>
    <meta:editing-duration>PT22M17S</meta:editing-duration>
    <meta:editing-cycles>3</meta:editing-cycles>
    <meta:document-statistic meta:table-count="1" meta:cell-count="270" meta:object-count="2"/>
    <meta:user-defined meta:name="ContentTypeId">0x010100110FE193CB7A714F83BC2777BC76593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'liberation sans'" style:font-size-asian="9pt" style:font-family-complex="'liberation sans'" style:font-size-complex="9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true" chart:maximum="2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draw:fill-color="#ed7d31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a5a5a5" draw:fill-color="#a5a5a5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c000" draw:fill-color="#ffc000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0.161cm" svg:height="14.658cm" xlink:href=".." xlink:type="simple" chart:class="chart:scatter" chart:style-name="ch1">
        <chart:legend chart:legend-position="bottom" svg:x="5.162cm" svg:y="14.086cm" style:legend-expansion="wide" chart:style-name="ch2"/>
        <chart:plot-area chart:style-name="ch3" table:cell-range-address="Hoja1.G5:Hoja1.K20" chart:data-source-has-labels="row" svg:x="0.403cm" svg:y="0.293cm" svg:width="19.355cm" svg:height="12.286cm">
          <chartooo:coordinate-region svg:x="1.033cm" svg:y="0.479cm" svg:width="18.3cm" svg:height="11.915cm"/>
          <chart:axis chart:dimension="x" chart:name="primary-x" chart:style-name="ch4">
            <chart:title svg:x="8.666cm" svg:y="12.873cm" chart:style-name="ch5">
              <text:p>Frecuencia MHz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Hoja1.H5:Hoja1.H20" loext:label-string="&quot;GTX = 0 dB&quot;" chart:class="chart:scatter">
            <chart:domain table:cell-range-address="Hoja1.G5:Hoja1.G20"/>
            <chart:data-point chart:repeated="16"/>
          </chart:series>
          <chart:series chart:style-name="ch10" chart:values-cell-range-address="Hoja1.I5:Hoja1.I20" loext:label-string="&quot;GTX = 5 dB&quot;" chart:class="chart:scatter">
            <chart:data-point chart:repeated="16"/>
          </chart:series>
          <chart:series chart:style-name="ch11" chart:values-cell-range-address="Hoja1.J5:Hoja1.J20" loext:label-string="&quot;GTX = 10 dB&quot;" chart:class="chart:scatter">
            <chart:data-point chart:repeated="16"/>
          </chart:series>
          <chart:series chart:style-name="ch12" chart:values-cell-range-address="Hoja1.K5:Hoja1.K20" loext:label-string="&quot;GTX = 15 dB&quot;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GTX = 0 dB</text:p>
              </table:table-cell>
              <table:table-cell office:value-type="string">
                <text:p>GTX = 5 dB</text:p>
              </table:table-cell>
              <table:table-cell office:value-type="string">
                <text:p>GTX = 10 dB</text:p>
              </table:table-cell>
              <table:table-cell office:value-type="string">
                <text:p>GTX = 15 d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Hoja1.G5:Hoja1.G20</svg:desc>
                </draw:g>
              </table:table-cell>
              <table:table-cell office:value-type="float" office:value="-4.6">
                <text:p>-4.6</text:p>
                <draw:g>
                  <svg:desc>Hoja1.H5:Hoja1.H20</svg:desc>
                </draw:g>
              </table:table-cell>
              <table:table-cell office:value-type="float" office:value="-4.97">
                <text:p>-4.97</text:p>
                <draw:g>
                  <svg:desc>Hoja1.I5:Hoja1.I20</svg:desc>
                </draw:g>
              </table:table-cell>
              <table:table-cell office:value-type="float" office:value="-5.32">
                <text:p>-5.32</text:p>
                <draw:g>
                  <svg:desc>Hoja1.J5:Hoja1.J20</svg:desc>
                </draw:g>
              </table:table-cell>
              <table:table-cell office:value-type="float" office:value="-8.35">
                <text:p>-8.35</text:p>
                <draw:g>
                  <svg:desc>Hoja1.K5:Hoja1.K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-3.95">
                <text:p>-3.95</text:p>
              </table:table-cell>
              <table:table-cell office:value-type="float" office:value="-4.13">
                <text:p>-4.13</text:p>
              </table:table-cell>
              <table:table-cell office:value-type="float" office:value="-4.46">
                <text:p>-4.46</text:p>
              </table:table-cell>
              <table:table-cell office:value-type="float" office:value="-8.29">
                <text:p>-8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-3.95">
                <text:p>-3.95</text:p>
              </table:table-cell>
              <table:table-cell office:value-type="float" office:value="-4.26">
                <text:p>-4.26</text:p>
              </table:table-cell>
              <table:table-cell office:value-type="float" office:value="-4.43">
                <text:p>-4.43</text:p>
              </table:table-cell>
              <table:table-cell office:value-type="float" office:value="-7.58">
                <text:p>-7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-4.1">
                <text:p>-4.1</text:p>
              </table:table-cell>
              <table:table-cell office:value-type="float" office:value="-4.47">
                <text:p>-4.47</text:p>
              </table:table-cell>
              <table:table-cell office:value-type="float" office:value="-4.64">
                <text:p>-4.64</text:p>
              </table:table-cell>
              <table:table-cell office:value-type="float" office:value="-7.72">
                <text:p>-7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-4.58000000000001">
                <text:p>-4.58000000000001</text:p>
              </table:table-cell>
              <table:table-cell office:value-type="float" office:value="-4.98">
                <text:p>-4.98</text:p>
              </table:table-cell>
              <table:table-cell office:value-type="float" office:value="-5.1">
                <text:p>-5.1</text:p>
              </table:table-cell>
              <table:table-cell office:value-type="float" office:value="-8.12">
                <text:p>-8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-4.97000000000001">
                <text:p>-4.97000000000001</text:p>
              </table:table-cell>
              <table:table-cell office:value-type="float" office:value="-5.19">
                <text:p>-5.19</text:p>
              </table:table-cell>
              <table:table-cell office:value-type="float" office:value="-5.36">
                <text:p>-5.36</text:p>
              </table:table-cell>
              <table:table-cell office:value-type="float" office:value="-8.45">
                <text:p>-8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-8.88">
                <text:p>-8.88</text:p>
              </table:table-cell>
              <table:table-cell office:value-type="float" office:value="-9.35">
                <text:p>-9.35</text:p>
              </table:table-cell>
              <table:table-cell office:value-type="float" office:value="-9.68">
                <text:p>-9.68</text:p>
              </table:table-cell>
              <table:table-cell office:value-type="float" office:value="-12.29">
                <text:p>-12.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-12.54">
                <text:p>-12.54</text:p>
              </table:table-cell>
              <table:table-cell office:value-type="float" office:value="-13.25">
                <text:p>-13.25</text:p>
              </table:table-cell>
              <table:table-cell office:value-type="float" office:value="-13.68">
                <text:p>-13.68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-16.94">
                <text:p>-16.94</text:p>
              </table:table-cell>
              <table:table-cell office:value-type="float" office:value="-17.7">
                <text:p>-17.7</text:p>
              </table:table-cell>
              <table:table-cell office:value-type="float" office:value="-18.35">
                <text:p>-18.35</text:p>
              </table:table-cell>
              <table:table-cell office:value-type="float" office:value="-20.83">
                <text:p>-20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-19.19">
                <text:p>-19.19</text:p>
              </table:table-cell>
              <table:table-cell office:value-type="float" office:value="-20.19">
                <text:p>-20.19</text:p>
              </table:table-cell>
              <table:table-cell office:value-type="float" office:value="-20.62">
                <text:p>-20.62</text:p>
              </table:table-cell>
              <table:table-cell office:value-type="float" office:value="-23.2">
                <text:p>-23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-20.98">
                <text:p>-20.98</text:p>
              </table:table-cell>
              <table:table-cell office:value-type="float" office:value="-21.8">
                <text:p>-21.8</text:p>
              </table:table-cell>
              <table:table-cell office:value-type="float" office:value="-22.64">
                <text:p>-22.64</text:p>
              </table:table-cell>
              <table:table-cell office:value-type="float" office:value="-24.96">
                <text:p>-24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-23.27">
                <text:p>-23.27</text:p>
              </table:table-cell>
              <table:table-cell office:value-type="float" office:value="-24.98">
                <text:p>-24.98</text:p>
              </table:table-cell>
              <table:table-cell office:value-type="float" office:value="-25.54">
                <text:p>-25.54</text:p>
              </table:table-cell>
              <table:table-cell office:value-type="float" office:value="-27.28">
                <text:p>-27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-25.16">
                <text:p>-25.16</text:p>
              </table:table-cell>
              <table:table-cell office:value-type="float" office:value="-27.49">
                <text:p>-27.49</text:p>
              </table:table-cell>
              <table:table-cell office:value-type="float" office:value="-27.49">
                <text:p>-27.49</text:p>
              </table:table-cell>
              <table:table-cell office:value-type="float" office:value="-29.29">
                <text:p>-29.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-27.98">
                <text:p>-27.98</text:p>
              </table:table-cell>
              <table:table-cell office:value-type="float" office:value="-29.46">
                <text:p>-29.46</text:p>
              </table:table-cell>
              <table:table-cell office:value-type="float" office:value="-30.23">
                <text:p>-30.23</text:p>
              </table:table-cell>
              <table:table-cell office:value-type="float" office:value="-31.96">
                <text:p>-31.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-32.28">
                <text:p>-32.28</text:p>
              </table:table-cell>
              <table:table-cell office:value-type="float" office:value="-32.68">
                <text:p>-32.68</text:p>
              </table:table-cell>
              <table:table-cell office:value-type="float" office:value="-32.1">
                <text:p>-32.1</text:p>
              </table:table-cell>
              <table:table-cell office:value-type="float" office:value="-34.38">
                <text:p>-34.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-53.88">
                <text:p>-53.88</text:p>
              </table:table-cell>
              <table:table-cell office:value-type="float" office:value="-60.98">
                <text:p>-60.98</text:p>
              </table:table-cell>
              <table:table-cell office:value-type="float" office:value="-58.78">
                <text:p>-58.78</text:p>
              </table:table-cell>
              <table:table-cell office:value-type="float" office:value="-59.92">
                <text:p>-59.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'liberation sans'" style:font-size-asian="9pt" style:font-family-complex="'liberation sans'" style:font-size-complex="9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true" chart:minimum="10" chart:maximum="2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9" style:family="chart">
      <style:chart-properties chart:auto-position="true" style:rotation-angle="9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draw:fill-color="#ed7d31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a5a5a5" draw:fill-color="#a5a5a5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c000" draw:fill-color="#ffc000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3.359cm" svg:height="13.573cm" xlink:href=".." xlink:type="simple" chart:class="chart:scatter" chart:style-name="ch1">
        <chart:legend chart:legend-position="bottom" svg:x="1.761cm" svg:y="13.001cm" style:legend-expansion="wide" chart:style-name="ch2"/>
        <chart:plot-area chart:style-name="ch3" table:cell-range-address="Hoja1.A5:Hoja1.E20" chart:data-source-has-labels="row" svg:x="1.327cm" svg:y="0.271cm" svg:width="11.765cm" svg:height="11.245cm">
          <chartooo:coordinate-region svg:x="1.957cm" svg:y="0.457cm" svg:width="11.135cm" svg:height="10.874cm"/>
          <chart:axis chart:dimension="x" chart:name="primary-x" chart:style-name="ch4">
            <chart:title svg:x="5.795cm" svg:y="11.788cm" chart:style-name="ch5">
              <text:p>Frecuencia MHz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7.571cm" chart:style-name="ch9">
              <text:p>Potencia RX [dBm]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Hoja1.B5:Hoja1.B20" loext:label-string="&quot;GTX = 0 dB&quot;" chart:class="chart:scatter">
            <chart:domain table:cell-range-address="Hoja1.A5:Hoja1.A20"/>
            <chart:data-point chart:repeated="16"/>
          </chart:series>
          <chart:series chart:style-name="ch11" chart:values-cell-range-address="Hoja1.C5:Hoja1.C20" loext:label-string="&quot;GTX = 5 dB&quot;" chart:class="chart:scatter">
            <chart:data-point chart:repeated="16"/>
          </chart:series>
          <chart:series chart:style-name="ch12" chart:values-cell-range-address="Hoja1.D5:Hoja1.D20" loext:label-string="&quot;GTX = 10 dB&quot;" chart:class="chart:scatter">
            <chart:data-point chart:repeated="16"/>
          </chart:series>
          <chart:series chart:style-name="ch13" chart:values-cell-range-address="Hoja1.E5:Hoja1.E20" loext:label-string="&quot;GTX = 15 dB&quot;" chart:class="chart:scatter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GTX = 0 dB</text:p>
              </table:table-cell>
              <table:table-cell office:value-type="string">
                <text:p>GTX = 5 dB</text:p>
              </table:table-cell>
              <table:table-cell office:value-type="string">
                <text:p>GTX = 10 dB</text:p>
              </table:table-cell>
              <table:table-cell office:value-type="string">
                <text:p>GTX = 15 d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Hoja1.A5:Hoja1.A20</svg:desc>
                </draw:g>
              </table:table-cell>
              <table:table-cell office:value-type="float" office:value="-43.62">
                <text:p>-43.62</text:p>
                <draw:g>
                  <svg:desc>Hoja1.B5:Hoja1.B20</svg:desc>
                </draw:g>
              </table:table-cell>
              <table:table-cell office:value-type="float" office:value="-33.99">
                <text:p>-33.99</text:p>
                <draw:g>
                  <svg:desc>Hoja1.C5:Hoja1.C20</svg:desc>
                </draw:g>
              </table:table-cell>
              <table:table-cell office:value-type="float" office:value="-24.34">
                <text:p>-24.34</text:p>
                <draw:g>
                  <svg:desc>Hoja1.D5:Hoja1.D20</svg:desc>
                </draw:g>
              </table:table-cell>
              <table:table-cell office:value-type="float" office:value="-17.37">
                <text:p>-17.37</text:p>
                <draw:g>
                  <svg:desc>Hoja1.E5:Hoja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-42.97">
                <text:p>-42.97</text:p>
              </table:table-cell>
              <table:table-cell office:value-type="float" office:value="-33.15">
                <text:p>-33.15</text:p>
              </table:table-cell>
              <table:table-cell office:value-type="float" office:value="-23.48">
                <text:p>-23.48</text:p>
              </table:table-cell>
              <table:table-cell office:value-type="float" office:value="-17.31">
                <text:p>-17.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-42.97">
                <text:p>-42.97</text:p>
              </table:table-cell>
              <table:table-cell office:value-type="float" office:value="-33.28">
                <text:p>-33.28</text:p>
              </table:table-cell>
              <table:table-cell office:value-type="float" office:value="-23.45">
                <text:p>-23.45</text:p>
              </table:table-cell>
              <table:table-cell office:value-type="float" office:value="-16.6">
                <text:p>-1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-43.12">
                <text:p>-43.12</text:p>
              </table:table-cell>
              <table:table-cell office:value-type="float" office:value="-33.49">
                <text:p>-33.49</text:p>
              </table:table-cell>
              <table:table-cell office:value-type="float" office:value="-23.66">
                <text:p>-23.66</text:p>
              </table:table-cell>
              <table:table-cell office:value-type="float" office:value="-16.74">
                <text:p>-16.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-43.6">
                <text:p>-43.6</text:p>
              </table:table-cell>
              <table:table-cell office:value-type="float" office:value="-34">
                <text:p>-34</text:p>
              </table:table-cell>
              <table:table-cell office:value-type="float" office:value="-24.12">
                <text:p>-24.12</text:p>
              </table:table-cell>
              <table:table-cell office:value-type="float" office:value="-17.14">
                <text:p>-17.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-43.99">
                <text:p>-43.99</text:p>
              </table:table-cell>
              <table:table-cell office:value-type="float" office:value="-34.21">
                <text:p>-34.21</text:p>
              </table:table-cell>
              <table:table-cell office:value-type="float" office:value="-24.38">
                <text:p>-24.38</text:p>
              </table:table-cell>
              <table:table-cell office:value-type="float" office:value="-17.47">
                <text:p>-17.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-47.9">
                <text:p>-47.9</text:p>
              </table:table-cell>
              <table:table-cell office:value-type="float" office:value="-38.37">
                <text:p>-38.37</text:p>
              </table:table-cell>
              <table:table-cell office:value-type="float" office:value="-28.7">
                <text:p>-28.7</text:p>
              </table:table-cell>
              <table:table-cell office:value-type="float" office:value="-21.31">
                <text:p>-21.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-51.56">
                <text:p>-51.56</text:p>
              </table:table-cell>
              <table:table-cell office:value-type="float" office:value="-42.27">
                <text:p>-42.27</text:p>
              </table:table-cell>
              <table:table-cell office:value-type="float" office:value="-32.7">
                <text:p>-32.7</text:p>
              </table:table-cell>
              <table:table-cell office:value-type="float" office:value="-25.27">
                <text:p>-25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-55.96">
                <text:p>-55.96</text:p>
              </table:table-cell>
              <table:table-cell office:value-type="float" office:value="-46.72">
                <text:p>-46.72</text:p>
              </table:table-cell>
              <table:table-cell office:value-type="float" office:value="-37.37">
                <text:p>-37.37</text:p>
              </table:table-cell>
              <table:table-cell office:value-type="float" office:value="-29.85">
                <text:p>-29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-58.21">
                <text:p>-58.21</text:p>
              </table:table-cell>
              <table:table-cell office:value-type="float" office:value="-49.21">
                <text:p>-49.21</text:p>
              </table:table-cell>
              <table:table-cell office:value-type="float" office:value="-39.64">
                <text:p>-39.64</text:p>
              </table:table-cell>
              <table:table-cell office:value-type="float" office:value="-32.22">
                <text:p>-32.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-60">
                <text:p>-60</text:p>
              </table:table-cell>
              <table:table-cell office:value-type="float" office:value="-50.82">
                <text:p>-50.82</text:p>
              </table:table-cell>
              <table:table-cell office:value-type="float" office:value="-41.66">
                <text:p>-41.66</text:p>
              </table:table-cell>
              <table:table-cell office:value-type="float" office:value="-33.98">
                <text:p>-33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-62.29">
                <text:p>-62.29</text:p>
              </table:table-cell>
              <table:table-cell office:value-type="float" office:value="-54">
                <text:p>-54</text:p>
              </table:table-cell>
              <table:table-cell office:value-type="float" office:value="-44.56">
                <text:p>-44.56</text:p>
              </table:table-cell>
              <table:table-cell office:value-type="float" office:value="-36.3">
                <text:p>-36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-64.18">
                <text:p>-64.18</text:p>
              </table:table-cell>
              <table:table-cell office:value-type="float" office:value="-56.51">
                <text:p>-56.51</text:p>
              </table:table-cell>
              <table:table-cell office:value-type="float" office:value="-46.51">
                <text:p>-46.51</text:p>
              </table:table-cell>
              <table:table-cell office:value-type="float" office:value="-38.31">
                <text:p>-38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-67">
                <text:p>-67</text:p>
              </table:table-cell>
              <table:table-cell office:value-type="float" office:value="-58.48">
                <text:p>-58.48</text:p>
              </table:table-cell>
              <table:table-cell office:value-type="float" office:value="-49.25">
                <text:p>-49.25</text:p>
              </table:table-cell>
              <table:table-cell office:value-type="float" office:value="-40.98">
                <text:p>-40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-71.3">
                <text:p>-71.3</text:p>
              </table:table-cell>
              <table:table-cell office:value-type="float" office:value="-61.7">
                <text:p>-61.7</text:p>
              </table:table-cell>
              <table:table-cell office:value-type="float" office:value="-51.12">
                <text:p>-51.12</text:p>
              </table:table-cell>
              <table:table-cell office:value-type="float" office:value="-43.4">
                <text:p>-43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-92.9">
                <text:p>-92.9</text:p>
              </table:table-cell>
              <table:table-cell office:value-type="float" office:value="-90">
                <text:p>-90</text:p>
              </table:table-cell>
              <table:table-cell office:value-type="float" office:value="-77.8">
                <text:p>-77.8</text:p>
              </table:table-cell>
              <table:table-cell office:value-type="float" office:value="-68.94">
                <text:p>-68.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